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2.49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764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3.65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1.48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2.30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63cm" fo:min-width="3.65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63cm" fo:min-width="1.48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863cm" fo:min-width="2.30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001cm" fo:min-width="1.00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001cm" fo:min-width="1.5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0.45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3cm" fo:min-width="1.13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43cm" fo:min-width="1.253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cm" style:line-height-at-least="0cm" fo:text-align="end"/>
    </style:style>
    <style:style style:name="P5" style:family="paragraph">
      <loext:graphic-properties draw:fill="none"/>
      <style:paragraph-properties fo:margin-top="0cm" fo:margin-bottom="0cm" style:line-height-at-least="0cm" fo:text-align="end" style:font-independent-line-spacing="true"/>
      <style:text-properties fo:font-size="18pt"/>
    </style:style>
    <style:style style:name="P6" style:family="paragraph">
      <style:paragraph-properties fo:margin-top="0cm" fo:margin-bottom="0cm" style:line-height-at-least="0cm" fo:text-align="start"/>
    </style:style>
    <style:style style:name="P7" style:family="paragraph">
      <loext:graphic-properties draw:fill="none"/>
      <style:paragraph-properties fo:margin-top="0cm" fo:margin-bottom="0cm" style:line-height-at-least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" fo:font-size="10.5pt" fo:letter-spacing="normal" fo:font-style="italic" style:text-underline-style="none" fo:font-weight="normal" style:font-name-asian="DejaVu Sans" style:font-size-asian="10.5pt" style:font-style-asian="italic" style:font-weight-asian="normal" style:font-name-complex="DejaVu Sans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CustomShape 1" draw:style-name="gr1" draw:text-style-name="P1" draw:layer="layout" svg:width="12.995cm" svg:height="0.002cm" svg:x="0.161cm" svg:y="2.2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1" draw:layer="layout" svg:width="0.001cm" svg:height="2.013cm" svg:x="1.848cm" svg:y="0.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" draw:text-style-name="P1" draw:layer="layout" svg:width="0.001cm" svg:height="2.013cm" svg:x="6.009cm" svg:y="0.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" draw:text-style-name="P1" draw:layer="layout" svg:width="0.001cm" svg:height="2.013cm" svg:x="8.001cm" svg:y="0.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" draw:text-style-name="P1" draw:layer="layout" svg:width="0.001cm" svg:height="2.013cm" svg:x="10.806cm" svg:y="0.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1" draw:layer="layout" svg:width="4.158cm" svg:height="0.002cm" svg:x="1.848cm" svg:y="1.2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4" draw:text-style-name="P1" draw:layer="layout" svg:width="1.988cm" svg:height="0.002cm" svg:x="6.009cm" svg:y="1.2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5" draw:text-style-name="P1" draw:layer="layout" svg:width="2.802cm" svg:height="0.002cm" svg:x="8.001cm" svg:y="1.2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3" draw:layer="layout" svg:width="4.158cm" svg:height="1.112cm" svg:x="1.848cm" svg:y="0.2cm">
          <text:p text:style-name="P2"><text:span text:style-name="T1">h</text:span><text:span text:style-name="T2">k</text:span><text:span text:style-name="T2">-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3" draw:layer="layout" svg:width="1.988cm" svg:height="1.112cm" svg:x="6.009cm" svg:y="0.2cm">
          <text:p text:style-name="P2"><text:span text:style-name="T1">h</text:span><text:span text:style-name="T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3" draw:layer="layout" svg:width="2.802cm" svg:height="1.112cm" svg:x="8cm" svg:y="0.2cm">
          <text:p text:style-name="P2"><text:span text:style-name="T1">h</text:span><text:span text:style-name="T2">k</text:span><text:span text:style-name="T2">+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" draw:text-style-name="P5" draw:layer="layout" svg:width="1.504cm" svg:height="0.25cm" svg:x="0.326cm" svg:y="1.124cm">
          <text:p text:style-name="P4"><text:span text:style-name="T1">.</text:span><text:span text:style-name="T1"> </text:span><text:span text:style-name="T1">.</text:span><text:span text:style-name="T1"> 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0" draw:text-style-name="P7" draw:layer="layout" svg:width="2.031cm" svg:height="0.25cm" svg:x="10.814cm" svg:y="1.15cm">
          <text:p text:style-name="P6"><text:span text:style-name="T1">.</text:span><text:span text:style-name="T1"> </text:span><text:span text:style-name="T1">.</text:span><text:span text:style-name="T1"> </text:span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1" draw:text-style-name="P3" draw:layer="layout" svg:width="1.752cm" svg:height="1.016cm" svg:x="0.98cm" svg:y="2.307cm">
          <text:p text:style-name="P2"><text:span text:style-name="T3">t</text:span><text:span text:style-name="T4">k</text:span><text:span text:style-name="T4">-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1" draw:text-style-name="P3" draw:layer="layout" svg:width="1.752cm" svg:height="1.016cm" svg:x="5.132cm" svg:y="2.307cm">
          <text:p text:style-name="P2"><text:span text:style-name="T3">t</text:span><text:span text:style-name="T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1" draw:text-style-name="P3" draw:layer="layout" svg:width="1.752cm" svg:height="1.016cm" svg:x="7.14cm" svg:y="2.307cm">
          <text:p text:style-name="P2"><text:span text:style-name="T3">t</text:span><text:span text:style-name="T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1" draw:text-style-name="P3" draw:layer="layout" svg:width="1.752cm" svg:height="1.016cm" svg:x="9.862cm" svg:y="2.307cm">
          <text:p text:style-name="P2"><text:span text:style-name="T3">t</text:span><text:span text:style-name="T4">k</text:span><text:span text:style-name="T4">+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2" draw:text-style-name="P3" draw:layer="layout" svg:width="0.952cm" svg:height="1.097cm" svg:x="12.4cm" svg:y="2.22cm">
          <text:p text:style-name="P2"><text:span text:style-name="T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1" draw:style-name="gr13" draw:text-style-name="P1" draw:layer="layout" svg:x1="1.571cm" svg:y1="2.11cm" svg:x2="1.572cm" svg:y2="2.445cm">
          <text:p/>
        </draw:line>
        <draw:line draw:name="Line 142" draw:style-name="gr13" draw:text-style-name="P1" draw:layer="layout" svg:x1="4.524cm" svg:y1="2.097cm" svg:x2="4.525cm" svg:y2="2.432cm">
          <text:p/>
        </draw:line>
        <draw:line draw:name="Line 143" draw:style-name="gr13" draw:text-style-name="P1" draw:layer="layout" svg:x1="7.477cm" svg:y1="2.097cm" svg:x2="7.478cm" svg:y2="2.432cm">
          <text:p/>
        </draw:line>
        <draw:line draw:name="Line 144" draw:style-name="gr13" draw:text-style-name="P1" draw:layer="layout" svg:x1="10.428cm" svg:y1="2.097cm" svg:x2="10.429cm" svg:y2="2.432cm">
          <text:p/>
        </draw:line>
        <draw:custom-shape draw:name="CustomShape 145" draw:style-name="gr14" draw:text-style-name="P9" draw:layer="layout" svg:width="1.637cm" svg:height="0.692cm" svg:x="0.208cm" svg:y="1.531cm">
          <text:p text:style-name="P8"><text:span text:style-name="T6">(</text:span><text:span text:style-name="T6">k</text:span><text:span text:style-name="T6">-</text:span><text:span text:style-name="T6">2</text:span><text:span text:style-name="T6">)</text:span><text:span text:style-name="T6">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9" draw:layer="layout" svg:width="1.752cm" svg:height="0.692cm" svg:x="3.065cm" svg:y="1.531cm">
          <text:p text:style-name="P8"><text:span text:style-name="T6">(k-1)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9" draw:layer="layout" svg:width="1.752cm" svg:height="0.692cm" svg:x="9.009cm" svg:y="1.531cm">
          <text:p text:style-name="P8"><text:span text:style-name="T6">(</text:span><text:span text:style-name="T6">k</text:span><text:span text:style-name="T6">+</text:span><text:span text:style-name="T6">1</text:span><text:span text:style-name="T6">)</text:span><text:span text:style-name="T6">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9" draw:layer="layout" svg:width="1.752cm" svg:height="0.692cm" svg:x="6.038cm" svg:y="1.531cm">
          <text:p text:style-name="P8"><text:span text:style-name="T6">(</text:span><text:span text:style-name="T6">k</text:span><text:span text:style-name="T6">)</text:span><text:span text:style-name="T6">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0999999046325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086cm" fo:margin-bottom="0cm" fo:text-indent="0cm"/>
      <style:text-properties fo:font-size="6.19999980926514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065cm" fo:margin-bottom="0cm" fo:text-indent="0cm"/>
      <style:text-properties fo:font-size="5.30000019073486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042cm" fo:margin-bottom="0cm" fo:text-indent="0cm"/>
      <style:text-properties fo:font-size="4.4000000953674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2cm" fo:margin-bottom="0cm" fo:text-indent="0cm"/>
      <style:text-properties fo:font-size="4.4000000953674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99999809265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5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332cm" svg:x="1cm" svg:y="5.106cm"/>
      <draw:page-thumbnail draw:layer="backgroundobjects" svg:width="8.999cm" svg:height="2.332cm" svg:x="1cm" svg:y="13.682cm"/>
      <draw:page-thumbnail draw:layer="backgroundobjects" svg:width="8.999cm" svg:height="2.332cm" svg:x="1cm" svg:y="22.258cm"/>
      <draw:page-thumbnail draw:layer="backgroundobjects" svg:width="8.999cm" svg:height="2.332cm" svg:x="11cm" svg:y="5.106cm"/>
      <draw:page-thumbnail draw:layer="backgroundobjects" svg:width="8.999cm" svg:height="2.332cm" svg:x="11cm" svg:y="13.682cm"/>
      <draw:page-thumbnail draw:layer="backgroundobjects" svg:width="8.999cm" svg:height="2.332cm" svg:x="11cm" svg:y="22.258cm"/>
    </style:handout-master>
    <style:master-page style:name="Padrão" style:page-layout-name="PM1" draw:style-name="Mdp1">
      <draw:frame presentation:style-name="Padrão-title" draw:layer="backgroundobjects" svg:width="12.15cm" svg:height="0.585cm" svg:x="0.675cm" svg:y="0.137cm" presentation:class="title" presentation:placeholder="true">
        <draw:text-box/>
      </draw:frame>
      <draw:frame presentation:style-name="Padrão-outline1" draw:layer="backgroundobjects" svg:width="12.15cm" svg:height="2.03cm" svg:x="0.675cm" svg:y="0.817cm" presentation:class="outline" presentation:placeholder="true">
        <draw:text-box/>
      </draw:frame>
      <draw:frame presentation:style-name="Mpr1" draw:text-style-name="MP2" draw:layer="backgroundobjects" svg:width="3.144cm" svg:height="0.241cm" svg:x="0.675cm" svg:y="3.18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278cm" svg:height="0.241cm" svg:x="4.617cm" svg:y="3.18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144cm" svg:height="0.241cm" svg:x="9.675cm" svg:y="3.18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9:30:26.686000000</meta:creation-date>
    <dc:date>2018-12-17T15:16:45.328273898</dc:date>
    <meta:editing-duration>PT3M23S</meta:editing-duration>
    <meta:editing-cycles>2</meta:editing-cycles>
    <meta:generator>LibreOffice/6.0.6.2$Linux_X86_64 LibreOffice_project/00m0$Build-2</meta:generator>
    <meta:document-statistic meta:object-count="49"/>
  </office:meta>
</office:document-meta>
</file>